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  <style:style style:name="T1" style:family="text">
      <style:text-properties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<text:span text:style-name="T1">Understanding many to many relationships using ActiveRecord</text:span>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1T22:24:21</dc:date>
    <meta:generator>LibreOffice/3.5$Linux_X86_64 LibreOffice_project/350m1$Build-2</meta:generator>
    <meta:editing-duration>P1DT5H39M40S</meta:editing-duration>
    <meta:editing-cycles>42</meta:editing-cycles>
    <meta:document-statistic meta:table-count="1" meta:cell-count="1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